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1fb43" officeooo:paragraph-rsid="0001fb43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35130" officeooo:paragraph-rsid="00035130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508e2" officeooo:paragraph-rsid="000508e2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5eba1" officeooo:paragraph-rsid="0005eba1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7c35c" officeooo:paragraph-rsid="0007c35c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8d3d9" officeooo:paragraph-rsid="0008d3d9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97bc3" officeooo:paragraph-rsid="00097bc3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a320b" officeooo:paragraph-rsid="000a320b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afeda" officeooo:paragraph-rsid="000afeda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c85a8" officeooo:paragraph-rsid="000c85a8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0cf2b0" officeooo:paragraph-rsid="000cf2b0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0e62dc" officeooo:paragraph-rsid="000e62dc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103ac9" officeooo:paragraph-rsid="00103ac9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1191bb" officeooo:paragraph-rsid="001191bb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1351d6" officeooo:paragraph-rsid="001351d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8d3d9" style:font-weight-asian="normal" style:font-weight-complex="normal"/>
    </style:style>
    <style:style style:name="T4" style:family="text">
      <style:text-properties style:text-underline-style="none" fo:font-weight="normal" officeooo:rsid="000c85a8" style:font-weight-asian="normal" style:font-weight-complex="normal"/>
    </style:style>
    <style:style style:name="T5" style:family="text">
      <style:text-properties style:text-underline-style="none" fo:font-weight="normal" officeooo:rsid="0014d626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tegé:</text:p>
      <text:p text:style-name="P1"><text:span text:style-name="T2"/></text:p>
      <text:p text:style-name="P2"><text:span text:style-name="T2">Utilizar versión Desktop</text:span></text:p>
      <text:p text:style-name="P2"><text:span text:style-name="T2"/></text:p>
      <text:p text:style-name="P3"><text:span text:style-name="T2">Poner que ya se está registrado.</text:span></text:p>
      <text:p text:style-name="P3"><text:span text:style-name="T2"/></text:p>
      <text:p text:style-name="P4"><text:span text:style-name="T1">Demo</text:span></text:p>
      <text:p text:style-name="P4"><text:span text:style-name="T2"/></text:p>
      <text:p text:style-name="P4"><text:span text:style-name="T2">Pestaña entidades → modificar clases, propiedades, etc.</text:span></text:p>
      <text:p text:style-name="P4"><text:span text:style-name="T2"/></text:p>
      <text:p text:style-name="P4"><text:span text:style-name="T2">En IRI poner el nombre que se quiera. Ej: ontologia_de_prueba</text:span></text:p>
      <text:p text:style-name="P4"><text:span text:style-name="T2"/></text:p>
      <text:p text:style-name="P4"><text:span text:style-name="T2">Classes, poner lo que se quiera deducir de forma explícita, lo que se pueda deducir no se debe poner.</text:span></text:p>
      <text:p text:style-name="P4"><text:span text:style-name="T2"/></text:p>
      <text:p text:style-name="P5"><text:span text:style-name="T2">Siempre se crea una clase Cosa que será la clase padre de todas.</text:span></text:p>
      <text:p text:style-name="P5"><text:span text:style-name="T2"/></text:p>
      <text:p text:style-name="P8"><text:span text:style-name="T2">Para crear muchas clases y subclases a la vez, se pincha en la clase padre y te pincha en </text:span><text:span text:style-name="T3">Tools → Create class herarchy → Usando el tabulador se crean las clases y subclases.</text:span></text:p>
      <text:p text:style-name="P6"><text:span text:style-name="T2"/></text:p>
      <text:p text:style-name="P6"><text:span text:style-name="T2">Ej:</text:span></text:p>
      <text:p text:style-name="P6"><text:span text:style-name="T2"/></text:p>
      <text:p text:style-name="P6"><text:span text:style-name="T2">Queso</text:span></text:p>
      <text:p text:style-name="P6"><text:span text:style-name="T2"><text:tab/>Mozzarela</text:span></text:p>
      <text:p text:style-name="P6"><text:span text:style-name="T2">Carne</text:span></text:p>
      <text:p text:style-name="P6"><text:span text:style-name="T2"><text:tab/>Bacon</text:span></text:p>
      <text:p text:style-name="P6"><text:span text:style-name="T2"><text:tab/>Jamón de York</text:span></text:p>
      <text:p text:style-name="P6"><text:span text:style-name="T2"><text:tab/>Jamón Serrano</text:span></text:p>
      <text:p text:style-name="P6"><text:span text:style-name="T2"><text:tab/>Pollo</text:span></text:p>
      <text:p text:style-name="P6"><text:span text:style-name="T2"><text:tab/>Ternera</text:span></text:p>
      <text:p text:style-name="P6"><text:span text:style-name="T2">Pescado</text:span></text:p>
      <text:p text:style-name="P6"><text:span text:style-name="T2"><text:tab/>Anchoas</text:span></text:p>
      <text:p text:style-name="P6"><text:span text:style-name="T2"><text:tab/>Gambas</text:span></text:p>
      <text:p text:style-name="P6"><text:span text:style-name="T2"><text:tab/>Atún</text:span></text:p>
      <text:p text:style-name="P6"><text:span text:style-name="T2"/></text:p>
      <text:p text:style-name="P7"><text:span text:style-name="T2">Mozzarela será subclase de la clase Queso</text:span></text:p>
      <text:p text:style-name="P7"><text:span text:style-name="T2"/></text:p>
      <text:p text:style-name="P7"><text:span text:style-name="T2"/></text:p>
      <text:p text:style-name="P9"><text:span text:style-name="T2">Si se le da a que sean disjuntas, se nos pondrá automáticamente que un individuo de una clase no puede ser de otras ciertas clases.</text:span></text:p>
      <text:p text:style-name="P9"><text:span text:style-name="T2"/></text:p>
      <text:p text:style-name="P11"><text:span text:style-name="T2">Para razonar → </text:span><text:span text:style-name="T4">Reasoner →HermiT….. → Start reasoner </text:span></text:p>
      <text:p text:style-name="P10"><text:span text:style-name="T2"/></text:p>
      <text:p text:style-name="P12"><text:span text:style-name="T2">Asserted → información introducida por nosotros</text:span></text:p>
      <text:p text:style-name="P12"><text:span text:style-name="T2">Infered → información deducida</text:span></text:p>
      <text:p text:style-name="P12"><text:span text:style-name="T2"/></text:p>
      <text:p text:style-name="P13"><text:span text:style-name="T2">Equivalent To → Class expression editor → Definir axioma</text:span></text:p>
      <text:p text:style-name="P13"><text:span text:style-name="T2"/></text:p>
      <text:p text:style-name="P14"><text:span text:style-name="T2">Instances → Individuos</text:span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5"><text:soft-page-break/><text:span text:style-name="T2">Definir al menos tres clases a partir de las clases primitivas y aplicar </text:span><text:span text:style-name="T5">el razonador</text:span><text:span text:style-name="T2"> <text:s/>→ poner la explicación de como ha hecho algo como lo que hace el profesor con pizza vegetariana.</text:span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>Formato RDF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17:31:31.100148085</meta:creation-date>
    <dc:date>2021-05-03T18:53:55.911054062</dc:date>
    <meta:editing-duration>PT1H22M18S</meta:editing-duration>
    <meta:editing-cycles>16</meta:editing-cycles>
    <meta:generator>LibreOffice/6.4.7.2$Linux_X86_64 LibreOffice_project/40$Build-2</meta:generator>
    <meta:document-statistic meta:table-count="0" meta:image-count="0" meta:object-count="0" meta:page-count="2" meta:paragraph-count="31" meta:word-count="207" meta:character-count="1194" meta:non-whitespace-character-count="1007"/>
  </office:meta>
</office:document-meta>
</file>